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1.087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3">
          <table:table-cell table:style-name="ce1"/>
          <table:table-cell table:number-columns-repeated="16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1">
            <text:p>1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2">
            <text:p>2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3">
            <text:p>3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4">
            <text:p>4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5">
            <text:p>5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6">
            <text:p>6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7">
            <text:p>7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8">
            <text:p>8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9">
            <text:p>9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float" office:value="0">
            <text:p>0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string">
            <text:p>-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 table:style-name="ce1"/>
          <table:table-cell office:value-type="string">
            <text:p>“</text:p>
          </table:table-cell>
          <table:table-cell office:value-type="string">
            <text:p>=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q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w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e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r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t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y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u</text:p>
          </table:table-cell>
          <table:table-cell office:value-type="string">
            <text:p>“,</text:p>
          </table:table-cell>
          <table:table-cell table:style-name="ce1"/>
          <table:table-cell table:number-columns-repeated="12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i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o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p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[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]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\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a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s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d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f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g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h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j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k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l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;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'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z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x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c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v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b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n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“</text:p>
          </table:table-cell>
          <table:table-cell office:value-type="string">
            <text:p>m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,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.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“</text:p>
          </table:table-cell>
          <table:table-cell office:value-type="string">
            <text:p>/</text:p>
          </table:table-cell>
          <table:table-cell office:value-type="string">
            <text:p>“,</text:p>
          </table:table-cell>
          <table:table-cell table:number-columns-repeated="13"/>
        </table:table-row>
        <table:table-row table:style-name="ro1" table:number-rows-repeated="40"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1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21:04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7T01:50:06.28</meta:creation-date>
    <dc:date>2011-04-03T21:04:28.53</dc:date>
    <meta:editing-duration>PT1H36M30S</meta:editing-duration>
    <meta:editing-cycles>2</meta:editing-cycles>
    <meta:generator>OpenOffice.org/3.3$Win32 OpenOffice.org_project/330m20$Build-9567</meta:generator>
    <meta:document-statistic meta:table-count="3" meta:cell-count="138" meta:object-count="0"/>
  </office:meta>
</office:document-meta>
</file>